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top="1in" fo:margin-bottom="0in" fo:text-align="center" style:justify-single-word="false"/>
    </style:style>
    <style:style style:name="P7" style:family="paragraph" style:parent-style-name="Standard">
      <style:paragraph-properties fo:margin-left="0.5in" fo:margin-right="0in" fo:line-height="200%" fo:text-indent="-0.5in" style:auto-text-indent="false">
        <style:tab-stops/>
      </style:paragraph-properties>
    </style:style>
    <style:style style:name="P8" style:family="paragraph" style:parent-style-name="Reference">
      <style:paragraph-properties fo:margin-left="0.5in" fo:margin-right="0in" fo:line-height="200%" fo:text-indent="-0.5in" style:auto-text-indent="false">
        <style:tab-stops/>
      </style:paragraph-properties>
    </style:style>
    <style:style style:name="P9" style:family="paragraph" style:parent-style-name="Reference">
      <style:text-properties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Standard" style:master-page-name="First_20_Page">
      <style:paragraph-properties fo:margin-top="2.5in" fo:margin-bottom="0in" fo:text-align="center" style:justify-single-word="false" style:page-number="auto"/>
    </style:style>
    <style:style style:name="P12"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3" style:family="paragraph" style:parent-style-name="Standard">
      <style:paragraph-properties fo:margin-left="0.5in" fo:margin-right="0in" fo:line-height="200%" fo:text-indent="-0.5in" style:auto-text-indent="false">
        <style:tab-stops/>
      </style:paragraph-properties>
    </style:style>
    <style:style style:name="P14" style:family="paragraph" style:parent-style-name="Text_20_body" style:list-style-name="L1"/>
    <style:style style:name="P15" style:family="paragraph" style:parent-style-name="Text_20_body">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text-properties fo:font-style="normal" style:font-style-asian="normal" style:font-style-complex="normal"/>
    </style:style>
    <style:style style:name="P18" style:family="paragraph" style:parent-style-name="Text_20_body" style:list-style-name="L3"/>
    <style:style style:name="P19" style:family="paragraph" style:parent-style-name="Text_20_body">
      <style:paragraph-properties fo:margin-left="0in" fo:margin-right="0in" fo:text-indent="0in" style:auto-text-indent="false"/>
    </style:style>
    <style:style style:name="P20" style:family="paragraph" style:parent-style-name="Header">
      <style:paragraph-properties>
        <style:tab-stops>
          <style:tab-stop style:position="7.5in" style:type="right"/>
        </style:tab-stops>
      </style:paragraph-properties>
    </style:style>
    <style:style style:name="P21" style:family="paragraph" style:parent-style-name="Heading_20_1" style:master-page-name="Table_20_of_20_contents">
      <style:paragraph-properties style:page-number="auto"/>
    </style:style>
    <style:style style:name="P22" style:family="paragraph" style:parent-style-name="Heading_20_1" style:master-page-name="Introduction">
      <style:paragraph-properties style:page-number="1"/>
    </style:style>
    <style:style style:name="P23" style:family="paragraph" style:parent-style-name="Heading_20_1" style:master-page-name="Literature_20_review">
      <style:paragraph-properties style:page-number="auto"/>
    </style:style>
    <style:style style:name="P24" style:family="paragraph" style:parent-style-name="Heading_20_1" style:master-page-name="References">
      <style:paragraph-properties style:page-number="auto"/>
    </style:style>
    <style:style style:name="P25" style:family="paragraph" style:parent-style-name="Heading_20_3">
      <style:text-properties fo:font-style="normal" style:font-style-asian="normal" style:font-style-complex="normal"/>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italic" style:font-style-asian="normal" style:font-style-complex="normal"/>
    </style:style>
    <style:style style:name="T12" style:family="text">
      <style:text-properties style:font-name="Times New Roman"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eraction Design and Activity Theory: Designing for Social Code Review</text:p>
      <text:p text:style-name="P6">by</text:p>
      <text:p text:style-name="P3">Randy Souza</text:p>
      <text:p text:style-name="P3">Month 2010</text:p>
      <text:p text:style-name="P6">Presented to the</text:p>
      <text:p text:style-name="P3">School of Information Arts and Technologies</text:p>
      <text:p text:style-name="P3">University of Baltimore</text:p>
      <text:p text:style-name="P6">In Partial Fulfillment</text:p>
      <text:p text:style-name="P3">of the Requirements for the Degree</text:p>
      <text:p text:style-name="P3">Master of Science</text:p>
      <text:p text:style-name="P6">Approved by:<text:tab/><text:span text:style-name="T3"><text:tab/><text:tab/><text:tab/><text:tab/><text:tab/><text:tab/></text:span></text:p>
      <text:p text:style-name="P4"><text:tab/><text:tab/>Kathryn Summers, IDIA Program Director</text:p>
      <text:p text:style-name="P12">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1" text:outline-level="1">Table of Contents</text:h>
          </text:index-title>
          <text:p text:style-name="P27">Introduction<text:tab/>1</text:p>
          <text:p text:style-name="P27">Literature Review<text:tab/>2</text:p>
          <text:p text:style-name="P26">Software Inspection<text:tab/>2</text:p>
          <text:p text:style-name="P28">Benefits of code review.<text:tab/>3</text:p>
          <text:p text:style-name="P28">Limitations of code review.<text:tab/>6</text:p>
          <text:p text:style-name="P28">Evolution of the code review process.<text:tab/>8</text:p>
          <text:p text:style-name="P28">Code reading techniques.<text:tab/>14</text:p>
          <text:p text:style-name="P28">Code review tools.<text:tab/>18</text:p>
          <text:p text:style-name="P28">Summary.<text:tab/>22</text:p>
          <text:p text:style-name="P26">Interaction Design and the Challenge of Context<text:tab/>23</text:p>
          <text:p text:style-name="P27">References<text:tab/>24</text:p>
        </text:index-body>
      </text:table-of-content>
      <text:p text:style-name="P5"/>
      <text:h text:style-name="P22"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3"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Heading_20_3" text:outline-level="3"><text:soft-page-break/><text:span text:style-name="T7">Limitations of code review.</text:span></text:h>
      <text:p text:style-name="Text_20_body"><text:span text:style-name="T7">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text:span></text:p>
      <text:p text:style-name="Text_20_body"><text:span text:style-name="T7">Transaction costs—money, schedule time, and programmer motivation lost due to the effort required to prepare, schedule, and conduct inspections—were a frequent cause of frustration with code review (Iisakka &amp; Tervonen, 2001; Trytten, 2005; Tyran &amp; George, 2002). </text:span></text:p>
      <text:p text:style-name="Text_20_body"><text:span text:style-name="T7">Iisakka and Tervonen (2001) cautioned that the educational benefits of code review might be lost if reviewers do not receive feedback on whether or not their inspection suggestions were implemented.</text:span></text:p>
      <text:p text:style-name="Text_20_body"><text:span text:style-name="T7">Social dynamics also affected the impact of code reviews. To paraphrase Trytten (2005), “group” does not imply “team.” Tyran and George (2002) concluded that problems common to small group interaction were evident in code review teams. For example, inspections suffered from dominant behavior by some members, sidetracking during face-to-face meetings, information overload when review scope was large, and participants forgetting or neglecting to raise issues (Tyran &amp; George, 2002). Johnson </text:span><text:soft-page-break/><text:span text:style-name="T7">(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social loafing was principally evident in academic code reviews (Trytten, 2005), Iisakka and Tervonen described frustration felt by industrial code authors when reviewers did not prepare adequately for an inspection meeting. Inspections of all types are inherently criticisms, so review teams were required to accommodate power imbalances between reviewers and authors, particularly when authors expressed a sense of ownership over the code (Iisakka &amp; Tervonen, 2001).</text:span></text:p>
      <text:p text:style-name="Text_20_body"><text:span text:style-name="T7">Johnson (1998) associated low adoption of code review in industry with failure to embrace changes in technology (the emergence of the Web), organization (distributed development), and research (computer supported cooperative work). To address these limitations, Johnson (1998) proposed:</text:span></text:p>
      <text:list xml:id="list1990339471" text:style-name="L1">
        <text:list-item>
          <text:p text:style-name="P14">Integration of inspection and development processes to connect reviews with day-to-day work;</text:p>
        </text:list-item>
        <text:list-item>
          <text:p text:style-name="P14">Asynchronous review in place of formal meetings, which would reduce waste associated with meetings and allow more frequent reviews;</text:p>
        </text:list-item>
        <text:list-item>
          <text:p text:style-name="P14">Emphasizing developer quality over defect detection, building programmer skills and precluding repeat defects;</text:p>
        </text:list-item>
        <text:list-item>
          <text:p text:style-name="P14">Creation of organization-wide review knowledge bases to streamline inspection;</text:p>
        </text:list-item>
        <text:list-item>
          <text:p text:style-name="P14">Outsourcing review to dedicated inspection consultants who bring community best practices into the development team;</text:p>
        </text:list-item>
        <text:list-item>
          <text:p text:style-name="P14"><text:soft-page-break/>Computer mediation to reduce clerical overhead and support analysis and reflection;</text:p>
        </text:list-item>
        <text:list-item>
          <text:p text:style-name="P14">Increasing the number of reviewers per project to improve coverage.</text:p>
        </text:list-item>
      </text:list>
      <text:h text:style-name="Heading_20_3" text:outline-level="3">Evolution of the code review process.</text:h>
      <text:p text:style-name="Text_20_body">When and how to review code has received more attention in the literature than any other topic. Consensus has yet to be reached on the optimal timing for reviews (Kemerer &amp; Paulk, 2009). Laitenberger and DeBaud (2001) demonstrated and recommended opportunities for review throughout the software development life cycle.</text:p>
      <text:p text:style-name="Text_20_body">Fagan (1976; 1986) described six stages for any review.</text:p>
      <text:list xml:id="list113549279" text:continue-list="list1990339471" text:style-name="L1">
        <text:list-item text:start-value="1">
          <text:p text:style-name="P14">During the <text:span text:style-name="T5">planning</text:span> stage, the code author collected the material to be reviewed, ensured that the material was ready to inspect, determined participants, and determined a location and time for the review. Subsequent research showed that more material in a review yielded more net defects found (Porter, Siy, Mockus, &amp; Votta, 1998). Different functional types were found more likely to contain defects than others (e.g., a parser versus a symbol table in a compiler) (Porter, Siy, Mockus, &amp; Votta, 1998).</text:p>
        </text:list-item>
        <text:list-item>
          <text:p text:style-name="P14">In the <text:span text:style-name="T5">overview</text:span> stage the code author educated participants on the goals of the inspection and delineated the portions of the material under review. During this stage Fagan also had the group assign roles (more on roles below).</text:p>
        </text:list-item>
        <text:list-item>
          <text:p text:style-name="P14">During the <text:span text:style-name="T5">preparation</text:span> stage reviewers read the material to become familiar with the code. In contrast to guidelines from subsequent researchers, Fagan explicitly stated that reviewers should not look for defects during the preparation stage.</text:p>
        </text:list-item>
        <text:list-item>
          <text:p text:style-name="P14">The <text:span text:style-name="T5">inspection</text:span> stage was conducted as a face-to-face group meeting. In Fagan's <text:soft-page-break/>review process, the inspection stage was when the author and reviewers stepped through the code and identified defects. Defects were classified by type and severity. Fagan cautioned against attempts to determine solutions during this meeting.</text:p>
        </text:list-item>
        <text:list-item>
          <text:p text:style-name="P14">In the <text:span text:style-name="T5">rework</text:span> stage, the code author evaluated the list of defects and made repairs.</text:p>
        </text:list-item>
        <text:list-item>
          <text:p text:style-name="P14">Finally, during the <text:span text:style-name="T5">follow up</text:span> stage, the author verified the rework with the original review team.</text:p>
        </text:list-item>
      </text:list>
      <text:p text:style-name="P19">Subsequent research on code review process included most or all of Fagan's stages, but most often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2">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eview roles. Three roles are common throughout the literature. The code author is almost by definition a required role. While it is possible to review code without the author's involvement, no <text:soft-page-break/>studies appear to investigate this case.</text:p>
      <text:p text:style-name="Text_20_body">Similarly, without reviewers there is not a review. Reviewers were found to have a strong influence on inspection effectiveness, a common-sense finding that suggested identification of reviewer skill become an element of the software team management (Porter, Siy, Mockus, &amp; Votta, 1998). Fagan (1976) encouraged training developers to identify and categorize defects in code. In (Mäntylä &amp; Lassenius, 2009),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making inspection groups larger, to a point where performance begins to decline.</text:span></text:p>
      <text:p text:style-name="Text_20_body">The third common role found in code review analysis is the moderator. Fagan (1986) called the moderator the most critical role, and characterized the ideal moderator as a player-coach throughout the inspection process. Less common inspection roles included tester (Fagan, 1976), designer (Fagan, 1976), producer (Stein, Riedl, Harner, &amp; Mashayekhi, 1997), and recorder (Wiegers, 1995).</text:p>
      <text:p text:style-name="Text_20_body"><text:span text:style-name="T7">Sauer, Ross, Land, and Yetton (2000) investigated inspection roles by applying the behavioral theory of group performance to code review teams. A two-phase model of the code review task was used: (a) an individual phase during which reviewers made individual judgments on multiple sub-problems (defects), and (b) a group phase where a groups evaluated each sub-problem. These phases corresponded to the preparation and collection stages described above. The theory used suggested that group performance would be dominated by the available task expertise, the cumulative experience of the </text:span><text:soft-page-break/><text:span text:style-name="T7">participants.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also identified plurality effects in inspections: when a majority of participants agreed on a defect, that defect was included. Without a majority, agreement from two participants sufficed to identify a defect as important. Sauer, Ross, Land, and Yetton (2000) refined the common code review stages, suggesting a discovery stage conducted by independent expert reviewers, a collection stage conducted by the author, and a discrimination stage conducted by an expert pair of reviewers. Defects are identified in the discovery stage, collected in the collection stage, and assessed in the discrimination stage (Sauer, Ross, Land, &amp; Yetton, 2000).</text:span></text:p>
      <text:p text:style-name="Text_20_body">Contrary to early guidelines (e.g., Fagan, 1976), Votta (1993) found that in the collection stage asynchronous reviews, where reviewers independently identified defects and communicated them to the author individually, were at least as effective as synchronous meetings. Votta (1993) concluded that the transaction costs incurred due to scheduling meetings was greater than the benefit gained over asynchronous review.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ext:span><text:soft-page-break/><text:span text:style-name="T7">transaction costs. Kelly and Shepard (2003) investigated individual versus group inspection techniques, and found minimally significant gains from face-to-face meetings. However, the new findings uncovered during meetings were classified as easy to identify.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p text:style-name="Text_20_body"><text:span text:style-name="T7">Despite the research attention, changes in the code review process such as the stages used, or a synchronous versus asynchronous collection stage, were shown to have minimal impact on defect detection rates (Porter, Siy, Mockus, &amp; Votta, 1998). Porter, Siy, Mockus, and Votta (1998) found that single-session inspections with small teams were the most efficient process, and that including a review, repair, re-review loop was significantly inefficient. Overall, however, they concluded that improvements in reviewer skill and in defect detection techniques had a greater impact on efficiency than process changes.</text:span></text:p>
      <text:p text:style-name="Text_20_body"><text:span text:style-name="T7">Despite the rich collection of literature studying code review, sociological aspects have received little attention (Iisakka &amp; Tervonen, 2001). Kelly and Shepard (2002) made qualitative, “people-centric” observations of code review. They state that “[o]ur observations suggest that the success of inspections, both traditional and non-traditional, is influenced strongly by soft issues” (Kelly &amp; Shepard, 2002, p. 7). They found that reviewer behavior was difficult to shape, and experienced reviewers tended to use their own familiar inspection techniques, even when told to use a structured technique in an </text:span><text:soft-page-break/><text:span text:style-name="T7">academic setting. Given these behavioral observations, Kelly and Shepard suggested a set of people-centric maxims that may serve as design guidelines for code review researchers:</text:span></text:p>
      <text:list xml:id="list769019703" text:style-name="L3">
        <text:list-item>
          <text:p text:style-name="P17">Specify the goals of the inspection. What is being reviewed? What type of feedback is desired? Define terms such as error, bug, and issue.</text:p>
        </text:list-item>
        <text:list-item>
          <text:p text:style-name="P17">Identify the required skills. Should reviewers have domain expertise? Should reviewers have implementation language expertise?</text:p>
        </text:list-item>
        <text:list-item>
          <text:p text:style-name="P17">Clean up the product to be inspected. Automated tools may fix style issues that can distract reviewers from functional defects.</text:p>
        </text:list-item>
        <text:list-item>
          <text:p text:style-name="P17">Use a structured inspection technique.</text:p>
        </text:list-item>
        <text:list-item>
          <text:p text:style-name="P17">Build a process based on inspections. The infrastructure available must identify goals, timing, and participants for an inspection.</text:p>
        </text:list-item>
        <text:list-item>
          <text:p text:style-name="P17">Give inspectors responsibility and authority. Make the author available to reviewers. Divide code among reviewers to foster a sense of ownership.</text:p>
        </text:list-item>
        <text:list-item>
          <text:p text:style-name="P17">Ensure that inspectors have the space to inspect. Schedules must accommodate inspections.</text:p>
        </text:list-item>
        <text:list-item>
          <text:p text:style-name="P18"><text:span text:style-name="T7">Use metrics cautiously when assessing the effectiveness of an inspection activity. Metrics maybe skewed by inconsistent definitions of defects, inconsistent granularity between reviewers, variations in the severity of defects, and disagreement over whether a finding is a defect.</text:span></text:p>
        </text:list-item>
      </text:list>
      <text:p text:style-name="P10">Reviewer skill has been related to experience conducting reviews and to programmer training (Fagan, 1976; Porter, Siy, Mockus, &amp; Votta, 1998; Sauer, Ross, Land, &amp; Yetton, 2000). Devito Da Cunha and Greathead (2007) characterized different <text:soft-page-break/>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show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p>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and then, if at all, to read. Basili (1997) suggested that effective code reading required that the reader be motivated (the reader understood that reading is effective), and that the reader used a sufficiently well-defined reading technique.</text:span></text:p>
      <text:p text:style-name="Text_20_body"><text:span text:style-name="T7">In an eye-tracking study, Uwano, Nakamura, Monden, and Matsumoto (2006) discovered a relationship between reviewer ability and review rate. The eye tracking study correlated eye scan patterns with cognitive effort while participants reviewed code. More effective reviewers took longer, scanning the entire set of code and then back-</text:span><text:soft-page-break/><text:span text:style-name="T7">tracking to identify defects. Less effective reviewers skipped or shortened the scan period, and started looking for defects right away.</text:span></text:p>
      <text:p text:style-name="P10">Rombach et al. (2008) found that 40% of companies surveyed primarily used ad-hoc code reading: reviewers read code without using any specific reading guidelines. Ad-hoc reading was described as popular, but ineffective unless reviewers were highly experienced (Laitenberger &amp; DeBaud, 2001).</text:p>
      <text:p text:style-name="P10">The most popular code reading technique described by Rombach et al. (2008) was checklist-based reading, used by 50% of responding organizations. Checklist-based reading was prescribed by Fagan (1986) as a way to guide reviewers in what to look for during an inspection. Parnin, Görg, and Nnadi (2008) expanded this definition to include guidance on how to classify defects. A specific type of checklist, in-house coding standards, was identified in (Kelly &amp; Shepard, 2002) as a way to define house style, including code structure and what the meaning of terms like “simplicity” and “readability.” Checklist-based reading has been criticized for varying in granularity,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historical information. Checklists based on past projects could not help programmers understand current code (Laitenberger &amp; DeBaud, 2001).</text:p>
      <text:p text:style-name="Text_20_body"><text:span text:style-name="T7">Reading by stepwise abstraction was highlighted by Deimel (1985), who suggested that to totally comprehend a program an inspector had to understand it at </text:span><text:soft-page-break/><text:span text:style-name="T7">multiple levels of abstraction. In reading by stepwise abstraction, the inspector read a sequence of code statements, abstracted the function they provide, and then repeated the process until the entire program had been abstracted (Basili, 1997). At this point the abstracted view of the program was compared with the requirements, and deviations were flagged as defects (Basili, 1997). Reading by stepwise abstraction was show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span></text:p>
      <text:p text:style-name="P10">Basili (1997) introduced scenario-based reading as a meta-technique for code reading. Scenario-based reading entailed having a number of different reading techniques available for different project scenarios (Basili, 1997). A technique could be selected by assessing the project across multiple dimensions (Basili, 1997):</text:p>
      <text:list xml:id="list294976052" text:style-name="L2">
        <text:list-item>
          <text:p text:style-name="P16">The goals of the review, for example, to find bugs, to understand performance, or to evaluate maintainability;</text:p>
        </text:list-item>
        <text:list-item>
          <text:p text:style-name="P16">The context of the review, for instance, the project phase or available inspectors;</text:p>
        </text:list-item>
        <text:list-item>
          <text:p text:style-name="P16">The type of input under review, for example, code, requirements, or tests;</text:p>
        </text:list-item>
        <text:list-item>
          <text:p text:style-name="P16">The type of output desired;</text:p>
        </text:list-item>
        <text:list-item>
          <text:p text:style-name="P16">The degree of rigor required;</text:p>
        </text:list-item>
        <text:list-item>
          <text:p text:style-name="P16">The perspective of the reviewer;</text:p>
        </text:list-item>
        <text:list-item>
          <text:p text:style-name="P16">Qualities of the product, for example, the age of the code or level of test coverage;</text:p>
        </text:list-item>
        <text:list-item>
          <text:p text:style-name="P16">Qualities of the overall process, such as reviewer training.</text:p>
        </text:list-item>
      </text:list>
      <text:p text:style-name="P10">Scenario-based reading suggested that there was no single definition of quality <text:soft-page-break/>(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for example, as a tester, as a designer, or as a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0">Thelin, Runeson, and Wohlin (2003) expanded on the user role in perspective-base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However, the checklist-based approach found more low-level defects due in part to the fact that checklists work at a low level of abstraction (Deimel, 1985; Thelin, Runeson, &amp; Wohlin, 2003).</text:p>
      <text:p text:style-name="Text_20_body"><text:span text:style-name="T7">Pair programming has been classified as a reading technique, in the sense that it is </text:span><text:soft-page-break/><text:span text:style-name="T7">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span></text:p>
      <text:h text:style-name="P25" text:outline-level="3">Code review tools.</text:h>
      <text:p text:style-name="P1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like the Web and increased distribution among programming teams, have led to the development of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Text_20_body"><text:span text:style-name="T7">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text:span><text:soft-page-break/><text:span text:style-name="T7">review practice by using ICICLE's static analysis feature to refine code before submitting it for review.</text:span></text:p>
      <text:p text:style-name="Text_20_body"><text:span text:style-name="T7">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span></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text:soft-page-break/>Inspector of Software Artifacts), a Web-based code review tool. Like the intranet tool described in (<text:span text:style-name="T7">Perpich, Perry, Porter, Votta, &amp; Wade, 1997), AISA used email to synchronize communication between review participants. AISA included design elements intended to preserve positive elements of face-to-face inspection meetings. A shared information space preserved visual cues and provided an inspection history.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Text_20_body"><text:span text:style-name="T7">Tyran and George (2002) applied group support system technology as a mediating tool in face-to-face review meetings. In an experimental setting, some standard inspection </text:span><text:soft-page-break/><text:span text:style-name="T7">meetings were augmented with chat windows to provide parallel conversation and a scrolling window of inspection results to provide group memory. Control meetings inspected the same code but did not use the group support tools. Tyran and George found that the supporting tools minimized some standard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span></text:p>
      <text:p text:style-name="P10">Parnin, Görg, and Nnadi (2008) explored automated code inspection tools as a compliment to code review. These tools proved useful for assessing design and code quality, in particular for maintainability defects that were overlooked by human inspectors focused on functional defects.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is a warning is likely to be a false positive, which sections of code had the most relevant warnings, and how warnings were spread throughout the code under review. While Parnin, Görg, and Nnadi (2008) did not apply their visualizations to defect lists generated by human code reviews, they did not provide any evidence that this would be challenging.</text:p>
      <text:p text:style-name="P10">Meyer (2008) provided an experience report of distributed code review across a worldwide programming language team. Rather than implementing a code-review-focused tool, the team used a combination of tools to successfully replicate face-to-face review sessions. Voice over IP telephony was used to communicate in real-time; chat <text:soft-page-break/>filled in when participants could not connect or desired a side conversation. A shared document repository and wiki allowed asynchronous review and documentation of inspection findings. WebEx was used for screen sharing.</text:p>
      <text:p text:style-name="P1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1885472276" text:continue-numbering="true" text:style-name="L2">
        <text:list-item>
          <text:p text:style-name="P16">Inspection of multiple <text:span text:style-name="T5">artifact </text:span>formats,<text:span text:style-name="T5"> </text:span>including text and graphics, stored in multiple repository types, including file system and source code control;</text:p>
        </text:list-item>
        <text:list-item>
          <text:p text:style-name="P16">Asynchronous or synchronous <text:span text:style-name="T5">process</text:span>, including integration with project management tools;</text:p>
        </text:list-item>
        <text:list-item>
          <text:p text:style-name="P16">Multifaceted <text:span text:style-name="T5">results</text:span>, including the severity, type, and resolution of defects (Hedberg, 2004).</text:p>
        </text:list-item>
      </text:list>
      <text:h text:style-name="Heading_20_3" text:outline-level="3"><text:span text:style-name="T7">Summary.</text:span></text:h>
      <text:p text:style-name="Text_20_body"><text:span text:style-name="T7">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text:span><text:soft-page-break/><text:span text:style-name="T7">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ological, behavioral, and contextual factors (Iisakka &amp; Tervonen, 2001; Kelly &amp; Shepard, 2002; Denger &amp; Shull, 2007).</text:span></text:p>
      <text:h text:style-name="Heading_20_2" text:outline-level="2"><text:span text:style-name="T7">Interaction Design and the Challenge of Context</text:span></text:h>
      <text:p text:style-name="Text_20_body"><text:span text:style-name="T7">Exploration of social, behavioral, and contextual issues in technology design may be seen as an ongoing challenge in interaction design research.</text:span></text:p>
      <text:h text:style-name="P24" text:outline-level="1">References</text:h>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sili, V. R. (1997). Evolving and packaging reading technologies. </text:span><text:span text:style-name="T5">Journal of Systems and Software, 38</text:span><text:span text:style-name="T7">, 3-12.</text:span></text:p>
      <text:p text:style-name="P7"><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7">Beck, K. (with Andres, C.). (2004). Extreme programming explained (2nd Ed.). Boston, MA: Addison-Wesley.</text:p>
      <text:p text:style-name="P7">Biffl, S. (2000, November/December). Using inspection data for defect estimation. <text:span text:style-name="T5">IEEE Software</text:span><text:span text:style-name="T7">, 36-43.</text:span></text:p>
      <text:p text:style-name="P7"><text:span text:style-name="T7">Bragdon, A., Zeleznik, R., Reiss, S. P., Karumuri, S., Cheung, W., Kaplan, J., . . . 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9">Card, S. K., Moran, T. P., &amp; Newell, A. (1983). The psychology of human-computer interaction. Hillsdale, NJ: Erlbaum.</text:p>
      <text:p text:style-name="Reference"><text:soft-page-break/><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7"><text:span text:style-name="T10">Deimel, L. E., Jr. (1985). The uses of program reading. </text:span><text:span text:style-name="T11">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7"><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7"><text:span text:style-name="T7">Fagan, M. E. (1986). Advances in software inspections. </text:span><text:span text:style-name="T5">IEEE Transactions on Software Engineering, 12</text:span><text:span text:style-name="T7">, 744-751.</text:span></text:p>
      <text:p text:style-name="P7"><text:span text:style-name="T7">Gay, G., &amp; Hembrooke, H. (2004). </text:span><text:span text:style-name="T5">Activity-centered design: An ecological approach to designing smart tools and usable systems</text:span><text:span text:style-name="T7">. Cambridge, MA: MIT Press.</text:span></text:p>
      <text:p text:style-name="P7"><text:span text:style-name="T7">Glass, R. L. (1999). Inspections—some surprising findings. </text:span><text:span text:style-name="T5">Communications of the ACM, 42</text:span><text:span text:style-name="T7">(4), 17-19.</text:span></text:p>
      <text:p text:style-name="P7"><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7"><text:soft-page-break/><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7"><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7"><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7"><text:span text:style-name="T7">Hyysalo, S. (2005). Objects and motives in a product design process. </text:span><text:span text:style-name="T5">Mind, Culture, and Activity, 12</text:span><text:span text:style-name="T7">, 19-36.</text:span></text:p>
      <text:p text:style-name="P7"><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7"><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7"><text:span text:style-name="T7">Johnson, P. M. (1998). Reengineering inspection. </text:span><text:span text:style-name="T5">Communications of the ACM, 41</text:span><text:span text:style-name="T7">(2), 49-52.</text:span></text:p>
      <text:p text:style-name="P7"><text:span text:style-name="T7">Kaptelinin, V., &amp; Nardi, B. A. (2006). </text:span><text:span text:style-name="T5">Acting with technology: Activity theory and interaction design</text:span><text:span text:style-name="T7">. Cambridge, MA: MIT Press.</text:span></text:p>
      <text:p text:style-name="P7"><text:soft-page-break/>Kaptelinin, V., Nardi, B. A., &amp; Macaulay, C. (1999, July-August). The activity checklist: A tool for representing the “space” of context. <text:span text:style-name="T5">interactions</text:span><text:span text:style-name="T7">, 27-39.</text:span></text:p>
      <text:p text:style-name="P7">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7"><text:span text:style-name="T7">Kemerer, C. F., &amp; Paulk, M. C. (2009). The impact of design and code reviews on software quality: An empirical study based on PSP data. </text:span><text:span text:style-name="T5">IEEE Transactions on Software Engineering, 35</text:span><text:span text:style-name="T7">, 534-550.</text:span></text:p>
      <text:p text:style-name="P7"><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7">Laitenberger, O., &amp; DeBaud, J-M. (2001). An encompassing life-cycle centric survey of software inspection. <text:span text:style-name="T5">Journal of Systems and Software, 50</text:span><text:span text:style-name="T7">, 5-31.</text:span></text:p>
      <text:p text:style-name="P7"><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7"><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7"><text:span text:style-name="T7">Newell, A., &amp; Card, S. K. (1985). The prospects for psychological science in human-computer interaction. </text:span><text:span text:style-name="T5">Human Computer Interaction, 1</text:span><text:span text:style-name="T7">, 209-242.</text:span></text:p>
      <text:p text:style-name="P7">Nielsen, J. (1994). Usability inspection methods. <text:span text:style-name="T4">Conference Companion on Human </text:span><text:soft-page-break/><text:span text:style-name="T4">Factors in Computing Systems</text:span> (pp. 413-414). New York: ACM.</text:p>
      <text:p text:style-name="P7">Norman, D. A. (1993). <text:span text:style-name="T5">Things that make us smart: Defending human attributes in the age </text:span><text:span text:style-name="T5">of the machine</text:span>. Cambridge, MA: Perseus Books.</text:p>
      <text:p text:style-name="P7">Norman, D. A. (2005, July-August). Human-centered design considered harmful. <text:span text:style-name="T5">interactions, </text:span><text:span text:style-name="T7">14-19.</text:span></text:p>
      <text:p text:style-name="P7">Norman, D. A. (2006, November-December). Logic versus usage: The case for activity-centered design. <text:span text:style-name="T5">interactions</text:span><text:span text:style-name="T7">, 45, 63.</text:span></text:p>
      <text:p text:style-name="P7"><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7"><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7"><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Reference">Raskin, J. (2000). <text:span text:style-name="T5">The humane interface: New directions for designing interactive systems</text:span>. Reading, MA: Addison-Wesley.</text:p>
      <text:p text:style-name="P8">Reily, K., Finnerty, P. L., &amp; Terveen, L. (2009). Two peers are better than one: aggregating peer reviews for computing assignments is surprisingly accurate. <text:span text:style-name="T4">Proceedings of the ACM 2009 International Conference on Supporting Group Work</text:span> (pp. 115-124). New York: ACM.</text:p>
      <text:p text:style-name="P8"><text:soft-page-break/><text:span text:style-name="T7">Rombach, D., Ciolkowski, M., Jeffery, R., Laitenberger, O., McGarry, F., &amp; Shull, F. (2008). Impact of research on practice in the field of inspections, reviews, and </text:span><text:span text:style-name="T7">walkthroughs: Learning from successful industrial uses. </text:span><text:span text:style-name="T6">SIGSOFT Software Engineering Note</text:span><text:span text:style-name="T5">s, 33</text:span><text:span text:style-name="T7">(6), 26-35.</text:span></text:p>
      <text:p text:style-name="P7"><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8"><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7">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7">Storey, M-A., Cheng, L-T., Bull, I., &amp; Rigby, P. (2006). Shared waypoints and social tagging to support collaboration in software development. <text:span text:style-name="T4">Proceedings of the 2006 20th Anniversary Conference on Computer Supported Cooperative Work</text:span> (pp. 195-198). New York: ACM.</text:p>
      <text:p text:style-name="P7">Thelin, T., Runeson, P., &amp; Wohlin, C. (2003). An experimental comparison of usage-based and checklist-based reading. <text:span text:style-name="T5">IEEE Transactions on Software Engineering, 29</text:span><text:span text:style-name="T7">, 687-704.</text:span></text:p>
      <text:p text:style-name="P8"><text:span text:style-name="T7">Trytten, D. A. (2005). A design for peer code review. </text:span><text:span text:style-name="T6">Proceedings of the 36</text:span><text:span text:style-name="T9">th</text:span><text:span text:style-name="T6"> SIGCSE Technical Symposium on Computer Science Education</text:span><text:span text:style-name="T7"> (pp. 455-459). New York: ACM.</text:span></text:p>
      <text:p text:style-name="P8"><text:soft-page-break/><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8"><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8"><text:span text:style-name="T7">Tyran, C. K., &amp; George, J. F. (2002). Improving software inspections with group process support. </text:span><text:span text:style-name="T5">Communications of the ACM, 45</text:span><text:span text:style-name="T7">(9), 87-92.</text:span></text:p>
      <text:p text:style-name="P7">Uwano, H., Monden, A., &amp; Matsumoto, K. (2008). Are good code reviewers also good at design review? <text:span text:style-name="T4">Proceedings of the Second ACM-IEEE International Symposium on Empirical Software Engineering and Measurement</text:span> (pp. 351-353). New York: ACM.</text:p>
      <text:p text:style-name="P7">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8"><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Reference"><text:span text:style-name="T7">Wiegers, K. E. (1995). Improving quality through software inspections. </text:span><text:span text:style-name="T5">Software Development, 3</text:span><text:span text:style-name="T7">(4), 55-64.</text:span></text:p>
      <text:p text:style-name="Reference"><text:soft-page-break/><text:span text:style-name="T7">Williams, L. A., &amp; Kessler, R. R. (2000). All I really needed to know about pair programming I learned in kindergarten. </text:span><text:span text:style-name="T5">Communications of the ACM, 43</text:span><text:span text:style-name="T7">(5), 108-</text:span><text:span text:style-name="T7">114.</text:span></text:p>
      <text:p text:style-name="P7"><text:span text:style-name="T7">Wood, M., Roper, M., Brooks, A., &amp; Miller, J. (1997). Comparing and combining </text:span><text:span text:style-name="T7">software defect detection techniques: A replicated empirical study. </text:span><text:span text:style-name="T6">Proceedings of 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1</text:page-number></text:p>
      </style:header>
      <style:footer>
        <text:p text:style-name="MP2">DRAFT <text:date style:data-style-name="N37" text:date-value="2010-10-31T14:45:19">10/3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1</text:page-number></text:p>
      </style:header>
      <style:footer>
        <text:p text:style-name="MP2">DRAFT <text:date style:data-style-name="N37" text:date-value="2010-10-31T14:45:19">10/31/10</text:date><text:tab/>Copyright <text:span text:style-name="MT1">©</text:span> 2010 Randy Souza</text:p>
      </style:footer>
    </style:master-page>
    <style:master-page style:name="References" style:page-layout-name="Mpm4">
      <style:header>
        <text:p text:style-name="MP1">References<text:tab/><text:page-number text:select-page="current">31</text:page-number></text:p>
      </style:header>
      <style:footer>
        <text:p text:style-name="MP2">DRAFT <text:date style:data-style-name="N37" text:date-value="2010-10-31T14:45:19">10/31/10</text:date><text:tab/>Copyright <text:span text:style-name="MT1">©</text:span> 2010 Randy Souza</text:p>
      </style:footer>
    </style:master-page>
    <style:master-page style:name="Introduction" style:page-layout-name="Mpm5">
      <style:header>
        <text:p text:style-name="MP1">Introduction<text:tab/><text:page-number text:select-page="current">31</text:page-number></text:p>
      </style:header>
      <style:footer>
        <text:p text:style-name="MP2">DRAFT <text:date style:data-style-name="N37" text:date-value="2010-10-31T14:45:19">10/31/10</text:date><text:tab/>Copyright <text:span text:style-name="MT1">©</text:span> 2010 Randy Souza</text:p>
      </style:footer>
    </style:master-page>
    <style:master-page style:name="Abstract" style:page-layout-name="Mpm6">
      <style:header>
        <text:p text:style-name="MP1">Abstract<text:tab/><text:page-number text:select-page="current">31</text:page-number></text:p>
      </style:header>
      <style:footer>
        <text:p text:style-name="MP2">DRAFT <text:date style:data-style-name="N37" text:date-value="2010-10-31T14:45:19">10/3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1</text:page-number></text:p>
      </style:header>
      <style:footer>
        <text:p text:style-name="MP2">DRAFT <text:date style:data-style-name="N37" text:date-value="2010-10-31T14:45:19">10/3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0-31T14:45:19</dc:date>
    <dc:creator>Randy Souza</dc:creator>
    <meta:editing-duration>PT69H40M02S</meta:editing-duration>
    <meta:editing-cycles>553</meta:editing-cycles>
    <meta:generator>OpenOffice.org/3.2$Linux OpenOffice.org_project/320m12$Build-9483</meta:generator>
    <meta:document-statistic meta:table-count="0" meta:image-count="0" meta:object-count="0" meta:page-count="35" meta:paragraph-count="189" meta:word-count="7306" meta:character-count="50324"/>
  </office:meta>
</office:document-meta>
</file>